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957in"/>
    </style:style>
    <style:style style:name="co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Einnah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29" calcext:value-type="currency">
            <text:p>15.2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Display und Kabel</text:p>
          </table:table-cell>
          <table:table-cell office:value-type="currency" office:currency="EUR" office:value="12.98" calcext:value-type="currency">
            <text:p>12.9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Stiftleisten</text:p>
          </table:table-cell>
          <table:table-cell office:value-type="currency" office:currency="EUR" office:value="3.94" calcext:value-type="currency">
            <text:p>3.94 €</text:p>
          </table:table-cell>
          <table:table-cell table:number-columns-repeated="3"/>
          <table:table-cell office:value-type="string" calcext:value-type="string">
            <text:p>Ausgaben gesamt</text:p>
          </table:table-cell>
          <table:table-cell table:style-name="ce1" table:formula="of:=SUM([.C2:.C66])" office:value-type="currency" office:currency="EUR" office:value="502.76" calcext:value-type="currency">
            <text:p>502.76 €</text:p>
          </table:table-cell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0.65" calcext:value-type="currency">
            <text:p>10.65 €</text:p>
          </table:table-cell>
          <table:table-cell table:number-columns-repeated="3"/>
          <table:table-cell office:value-type="string" calcext:value-type="string">
            <text:p>Einnahmen gesamt</text:p>
          </table:table-cell>
          <table:table-cell table:style-name="ce1" table:formula="of:=SUM([.D2:.D66])" office:value-type="currency" office:currency="EUR" office:value="1430" calcext:value-type="currency">
            <text:p>1,430.00 €</text:p>
          </table:table-cell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Gewindeeinsätze</text:p>
          </table:table-cell>
          <table:table-cell office:value-type="currency" office:currency="EUR" office:value="8.99" calcext:value-type="currency">
            <text:p>8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Schraubenset</text:p>
          </table:table-cell>
          <table:table-cell office:value-type="currency" office:currency="EUR" office:value="9.29" calcext:value-type="currency">
            <text:p>9.29 €</text:p>
          </table:table-cell>
          <table:table-cell table:number-columns-repeated="3"/>
          <table:table-cell office:value-type="string" calcext:value-type="string">
            <text:p>Betriebsergebnis</text:p>
          </table:table-cell>
          <table:table-cell table:style-name="ce1" table:formula="of:=[.H5]-[.H4]" office:value-type="currency" office:currency="EUR" office:value="927.24" calcext:value-type="currency">
            <text:p>927.24 €</text:p>
          </table:table-cell>
        </table:table-row>
        <table:table-row table:style-name="ro1">
          <table:table-cell office:value-type="string" calcext:value-type="string">
            <text:p>06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3"/>
          <table:table-cell office:value-type="string" calcext:value-type="string">
            <text:p>MacBook</text:p>
          </table:table-cell>
          <table:table-cell table:style-name="ce1" table:formula="of:=[.H7]/2" office:value-type="currency" office:currency="EUR" office:value="463.62" calcext:value-type="currency">
            <text:p>463.62 €</text:p>
          </table:table-cell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Abschlag 1. Prototyp</text:p>
          </table:table-cell>
          <table:table-cell/>
          <table:table-cell office:value-type="currency" office:currency="EUR" office:value="410" calcext:value-type="currency">
            <text:p>410.00 €</text:p>
          </table:table-cell>
          <table:table-cell table:number-columns-repeated="2"/>
          <table:table-cell office:value-type="string" calcext:value-type="string">
            <text:p>Familie</text:p>
          </table:table-cell>
          <table:table-cell table:style-name="ce1" table:formula="of:=[.H10]" office:value-type="currency" office:currency="EUR" office:value="463.62" calcext:value-type="currency">
            <text:p>463.62 €</text:p>
          </table:table-cell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99" calcext:value-type="currency">
            <text:p>1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3"/>
          <table:table-cell office:value-type="string" calcext:value-type="string">
            <text:p>Familie schon erhalten</text:p>
          </table:table-cell>
          <table:table-cell table:style-name="ce1" table:formula="of:=[.D11]" office:value-type="currency" office:currency="EUR" office:value="410" calcext:value-type="currency">
            <text:p>410.00 €</text:p>
          </table:table-cell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3"/>
          <table:table-cell office:value-type="string" calcext:value-type="string">
            <text:p>Familie bekommt noch</text:p>
          </table:table-cell>
          <table:table-cell table:style-name="ce1" table:formula="of:=[.H11]-[.H14]" office:value-type="currency" office:currency="EUR" office:value="53.62" calcext:value-type="currency">
            <text:p>53.62 €</text:p>
          </table:table-cell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8.86" calcext:value-type="currency">
            <text:p>18.8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05.2022</text:p>
          </table:table-cell>
          <table:table-cell office:value-type="string" calcext:value-type="string">
            <text:p>2 Deckel</text:p>
          </table:table-cell>
          <table:table-cell office:value-type="currency" office:currency="EUR" office:value="8" calcext:value-type="currency">
            <text:p>8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10 Arduino, 10 Displays, 10 I2C Schnittstellen, 40x Dupont Buchse Buchse</text:p>
          </table:table-cell>
          <table:table-cell office:value-type="currency" office:currency="EUR" office:value="201.93" calcext:value-type="currency">
            <text:p>201.9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Stiftleisten gewinkelt</text:p>
          </table:table-cell>
          <table:table-cell office:value-type="currency" office:currency="EUR" office:value="8.49" calcext:value-type="currency">
            <text:p>8.4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.05.2022</text:p>
          </table:table-cell>
          <table:table-cell office:value-type="string" calcext:value-type="string">
            <text:p>Gewindeeinsatz M2 140 St.</text:p>
          </table:table-cell>
          <table:table-cell office:value-type="currency" office:currency="EUR" office:value="17.98" calcext:value-type="currency">
            <text:p>17.9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200 M2 Gewindeschrauben</text:p>
          </table:table-cell>
          <table:table-cell office:value-type="currency" office:currency="EUR" office:value="12.42" calcext:value-type="currency">
            <text:p>12.42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Schlusszahlung 2. Prototyp</text:p>
          </table:table-cell>
          <table:table-cell/>
          <table:table-cell office:value-type="currency" office:currency="EUR" office:value="120" calcext:value-type="currency">
            <text:p>120.00 €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RECA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 Case</text:p>
          </table:table-cell>
          <table:table-cell office:value-type="currency" office:currency="EUR" office:value="100" calcext:value-type="currency">
            <text:p>100.0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Versand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hn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hn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4:23:03.7209532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9:00:50.603281568</meta:creation-date>
    <dc:date>2022-05-30T14:23:34.234924649</dc:date>
    <meta:editing-duration>PT13M16S</meta:editing-duration>
    <meta:editing-cycles>4</meta:editing-cycles>
    <meta:generator>LibreOffice/7.3.3.2$Linux_X86_64 LibreOffice_project/30$Build-2</meta:generator>
    <meta:document-statistic meta:table-count="1" meta:cell-count="93" meta:object-count="0"/>
  </office:meta>
</office:document-meta>
</file>